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-ligh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style:font-name="arial" fo:font-size="48pt" fo:letter-spacing="normal" fo:font-style="normal" fo:font-weight="bold" officeooo:rsid="0002de12" officeooo:paragraph-rsid="0002de12" style:font-size-asian="48pt" style:font-weight-asian="bold" style:font-size-complex="4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, world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-ligh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09:55:47.433349966</meta:creation-date>
    <dc:date>2020-12-09T09:58:35.006623745</dc:date>
    <meta:editing-duration>PT2M53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6.4.6.2$Linux_X86_64 LibreOffice_project/40$Build-2</meta:generator>
  </office:meta>
</office:document-meta>
</file>